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">
      <style:text-properties fo:background-color="#ffff00"/>
    </style:style>
    <style:style style:family="text" style:name="T34">
      <style:text-properties fo:background-color="#ffff00"/>
    </style:style>
    <style:style style:parent-style-name="619" style:family="paragraph" style:name="P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">
      <style:text-properties fo:background-color="#ffff00"/>
    </style:style>
    <style:style style:family="text" style:name="T36">
      <style:text-properties fo:background-color="#ffff00"/>
    </style:style>
    <style:style style:parent-style-name="619" style:family="paragraph" style:name="P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">
      <style:text-properties fo:background-color="#ffff00"/>
    </style:style>
    <style:style style:family="text" style:name="T38">
      <style:text-properties fo:background-color="#ffff00"/>
    </style:style>
    <style:style style:parent-style-name="619" style:family="paragraph" style:name="P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9">
      <style:text-properties fo:background-color="#ffff00"/>
    </style:style>
    <style:style style:family="text" style:name="T40">
      <style:text-properties fo:background-color="#ffff00"/>
    </style:style>
    <style:style style:parent-style-name="619" style:family="paragraph" style:name="P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1">
      <style:text-properties fo:background-color="#ffff00"/>
    </style:style>
    <style:style style:family="text" style:name="T42">
      <style:text-properties fo:background-color="#ffff00"/>
    </style:style>
    <style:style style:parent-style-name="619" style:family="paragraph" style:name="P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3">
      <style:text-properties fo:background-color="#ffff00"/>
    </style:style>
    <style:style style:family="text" style:name="T44">
      <style:text-properties fo:background-color="#ffff00"/>
    </style:style>
    <style:style style:parent-style-name="619" style:family="paragraph" style:name="P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5">
      <style:text-properties fo:background-color="#ffff00"/>
    </style:style>
    <style:style style:family="text" style:name="T46">
      <style:text-properties fo:background-color="#ffff00"/>
    </style:style>
    <style:style style:parent-style-name="619" style:family="paragraph" style:name="P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7">
      <style:text-properties fo:background-color="#ffff00"/>
    </style:style>
    <style:style style:family="text" style:name="T48">
      <style:text-properties fo:background-color="#ffff00"/>
    </style:style>
    <style:style style:parent-style-name="619" style:family="paragraph" style:name="P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9">
      <style:text-properties fo:background-color="#ffff00"/>
    </style:style>
    <style:style style:family="text" style:name="T50">
      <style:text-properties fo:background-color="#ffff00"/>
    </style:style>
    <style:style style:parent-style-name="619" style:family="paragraph" style:name="P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1">
      <style:text-properties fo:background-color="#ffff00"/>
    </style:style>
    <style:style style:family="text" style:name="T52">
      <style:text-properties fo:background-color="#ffff00"/>
    </style:style>
    <style:style style:parent-style-name="619" style:family="paragraph" style:name="P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3">
      <style:text-properties fo:background-color="#ffff00"/>
    </style:style>
    <style:style style:family="text" style:name="T54">
      <style:text-properties fo:background-color="#ffff00"/>
    </style:style>
    <style:style style:parent-style-name="619" style:family="paragraph" style:name="P1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19" style:family="paragraph" style:name="P1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7">
      <style:text-properties fo:background-color="#ffff00"/>
    </style:style>
    <style:style style:family="text" style:name="T58">
      <style:text-properties fo:background-color="#ffff00"/>
    </style:style>
    <style:style style:parent-style-name="619" style:family="paragraph" style:name="P1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9">
      <style:text-properties fo:background-color="#ffff00"/>
    </style:style>
    <style:style style:family="text" style:name="T60">
      <style:text-properties fo:background-color="#ffff00"/>
    </style:style>
    <style:style style:parent-style-name="619" style:family="paragraph" style:name="P1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1">
      <style:text-properties fo:background-color="#ffff00"/>
    </style:style>
    <style:style style:family="text" style:name="T62">
      <style:text-properties fo:background-color="#ffff00"/>
    </style:style>
    <style:style style:parent-style-name="619" style:family="paragraph" style:name="P1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3">
      <style:text-properties fo:background-color="#ffff00"/>
    </style:style>
    <style:style style:family="text" style:name="T64">
      <style:text-properties fo:background-color="#ffff00"/>
    </style:style>
    <style:style style:parent-style-name="619" style:family="paragraph" style:name="P1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5">
      <style:text-properties fo:background-color="#ffff00"/>
    </style:style>
    <style:style style:family="text" style:name="T66">
      <style:text-properties fo:background-color="#ffff00"/>
    </style:style>
    <style:style style:parent-style-name="619" style:family="paragraph" style:name="P1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7">
      <style:text-properties fo:background-color="#ffff00"/>
    </style:style>
    <style:style style:family="text" style:name="T68">
      <style:text-properties fo:background-color="#ffff00"/>
    </style:style>
    <style:style style:parent-style-name="619" style:family="paragraph" style:name="P1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9">
      <style:text-properties fo:background-color="#ffff00"/>
    </style:style>
    <style:style style:family="text" style:name="T70">
      <style:text-properties fo:background-color="#ffff00"/>
    </style:style>
    <style:style style:parent-style-name="619" style:family="paragraph" style:name="P1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1">
      <style:text-properties fo:background-color="#ffff00"/>
    </style:style>
    <style:style style:family="text" style:name="T72">
      <style:text-properties fo:background-color="#ffff00"/>
    </style:style>
    <style:style style:parent-style-name="619" style:family="paragraph" style:name="P1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3">
      <style:text-properties fo:background-color="#ffff00"/>
    </style:style>
    <style:style style:family="text" style:name="T74">
      <style:text-properties fo:background-color="#ffff00"/>
    </style:style>
    <style:style style:parent-style-name="619" style:family="paragraph" style:name="P1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5">
      <style:text-properties fo:background-color="#ffff00"/>
    </style:style>
    <style:style style:family="text" style:name="T76">
      <style:text-properties fo:background-color="#ffff00"/>
    </style:style>
    <style:style style:parent-style-name="619" style:family="paragraph" style:name="P1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7">
      <style:text-properties fo:background-color="#ffff00"/>
    </style:style>
    <style:style style:family="text" style:name="T78">
      <style:text-properties fo:background-color="#ffff00"/>
    </style:style>
    <style:style style:parent-style-name="619" style:family="paragraph" style:name="P1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9">
      <style:text-properties fo:background-color="#ffff00"/>
    </style:style>
    <style:style style:family="text" style:name="T80">
      <style:text-properties fo:background-color="#ffff00"/>
    </style:style>
    <style:style style:parent-style-name="619" style:family="paragraph" style:name="P1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</office:automatic-styles>
  <office:body>
    <office:text text:use-soft-page-breaks="true">
      <text:p text:style-name="P39"><text:span/><text:span/></text:p>
      <text:p text:style-name="P40"><text:span>¿Qué normativa regula las condiciones de seguridad en la manipulación de productos químicos en un taller de microinformática?</text:span><text:span/></text:p>
      <text:p text:style-name="P41"><text:span>a) ISO 9001</text:span><text:span/></text:p>
      <text:p text:style-name="P42"><text:span>b) ISO 14001</text:span><text:span/></text:p>
      <text:p text:style-name="P43"><text:span text:style-name="T33">c) Normativa UNE-EN 14470-1</text:span><text:span text:style-name="T34"/></text:p>
      <text:p text:style-name="P44"><text:span>d) Normativa UNE-EN 50110-1</text:span><text:span/></text:p>
      <text:p text:style-name="P45"><text:span/><text:span/></text:p>
      <text:p text:style-name="P46"><text:span>¿Por qué es necesario realizar pruebas de rendimiento después del montaje de un equipo informático?</text:span><text:span/></text:p>
      <text:p text:style-name="P47"><text:span>a) Para ignorar las pruebas y acelerar la finalización del montaje</text:span><text:span/></text:p>
      <text:p text:style-name="P48"><text:span text:style-name="T35">b) Confirmar que el equipo funciona conforme a las expectativas</text:span><text:span text:style-name="T36"/></text:p>
      <text:p text:style-name="P49"><text:span>c) No afecta el rendimiento del equipo</text:span><text:span/></text:p>
      <text:p text:style-name="P50"><text:span>d) Sin importancia en la calidad del montaje</text:span><text:span/></text:p>
      <text:p text:style-name="P51"><text:span/><text:span/></text:p>
      <text:p text:style-name="P52"><text:span>¿Cuál es la recomendación clave al instalar el sistema operativo en un equipo recién montado?</text:span><text:span/></text:p>
      <text:p text:style-name="P53"><text:span>a) No es necesario instalar un sistema operativo</text:span><text:span/></text:p>
      <text:p text:style-name="P54"><text:span>b) Utilizar una versión pirata del sistema operativo</text:span><text:span/></text:p>
      <text:p text:style-name="P55"><text:span text:style-name="T37">c) Instalar un sistema operativo auténtico y actualizar los controladores</text:span><text:span text:style-name="T38"/></text:p>
      <text:p text:style-name="P56"><text:span>d) Sin importancia en la instalación del sistema operativo</text:span><text:span/></text:p>
      <text:p text:style-name="P57"><text:span/><text:span/></text:p>
      <text:p text:style-name="P58"><text:span>¿Por qué es esencial asegurar una buena gestión del cableado durante el montaje de un equipo informático?</text:span><text:span/></text:p>
      <text:p text:style-name="P59"><text:span>a) Descuidar la gestión del cableado para ahorrar tiempo</text:span><text:span/></text:p>
      <text:p text:style-name="P60"><text:span text:style-name="T39">b) Evitar posibles problemas de conexión y mejorar la refrigeración</text:span><text:span text:style-name="T40"/></text:p>
      <text:p text:style-name="P61"><text:span>c) No afecta la calidad del montaje</text:span><text:span/></text:p>
      <text:p text:style-name="P62"><text:span>d) Sin importancia en el proceso de montaje</text:span><text:span/></text:p>
      <text:p text:style-name="P63"><text:span/><text:span/></text:p>
      <text:p text:style-name="P64"><text:span>¿Cuál es la importancia de realizar copias de seguridad antes de instalar el sistema operativo en un equipo recién montado?</text:span><text:span/></text:p>
      <text:p text:style-name="P65"><text:span>a) No es necesario realizar copias de seguridad</text:span><text:span/></text:p>
      <text:p text:style-name="P66"><text:span text:style-name="T41">b) Prevenir la pérdida de datos en caso de problemas durante la instalación</text:span><text:span text:style-name="T42"/></text:p>
      <text:p text:style-name="P67"><text:span>c) No afecta la instalación del sistema operativo</text:span><text:span/></text:p>
      <text:p text:style-name="P68"><text:span>d) Sin importancia en la calidad del montaje</text:span><text:span/></text:p>
      <text:p text:style-name="P69"><text:span/><text:span/></text:p>
      <text:p text:style-name="P70"><text:span>¿Por qué se debe evitar trabajar en un entorno con electricidad estática durante el montaje de un equipo informático?</text:span><text:span/></text:p>
      <text:p text:style-name="P71"><text:span>a) La electricidad estática no afecta los componentes electrónicos</text:span><text:span/></text:p>
      <text:p text:style-name="P72"><text:span text:style-name="T43">b) Evitar posibles daños en los componentes sensibles a la electricidad estática</text:span><text:span text:style-name="T44"/></text:p>
      <text:p text:style-name="P73"><text:span>c) No afecta la calidad del montaje</text:span><text:span/></text:p>
      <text:p text:style-name="P74"><text:span>d) Sin importancia en la manipulación de componentes durante el montaje</text:span><text:span/></text:p>
      <text:p text:style-name="P75"><text:span/><text:span/></text:p>
      <text:p text:style-name="P76"><text:span/><text:span/></text:p>
      <text:p text:style-name="P77"><text:span>¿Cuál es el primer paso esencial al comenzar el montaje de un sistema informático?</text:span><text:span/></text:p>
      <text:p text:style-name="P78"><text:span>a) Conectar todos los cables de alimentación</text:span><text:span/></text:p>
      <text:p text:style-name="P79"><text:span text:style-name="T45">b) Verificar la integridad de los componentes</text:span><text:span text:style-name="T46"/></text:p>
      <text:p text:style-name="P80"><text:span>c) Encender el equipo sin realizar comprobaciones</text:span><text:span/></text:p>
      <text:p text:style-name="P81"><text:span>d) Sin importancia en el inicio del montaje</text:span><text:span/></text:p>
      <text:p text:style-name="P82"><text:span/><text:span/></text:p>
      <text:p text:style-name="P83"><text:span>¿Por qué es crucial asegurar que la fuente de alimentación esté apagada antes de iniciar el montaje?</text:span><text:span/></text:p>
      <text:p text:style-name="P84"><text:span>a) No es necesario apagar la fuente de alimentación</text:span><text:span/></text:p>
      <text:p text:style-name="P85"><text:span text:style-name="T47">b) Prevenir posibles descargas eléctricas durante el manejo de componentes</text:span><text:span text:style-name="T48"/></text:p>
      <text:p text:style-name="P86"><text:span>c) Agilizar el proceso de montaje sin apagar la fuente de alimentación</text:span><text:span/></text:p>
      <text:p text:style-name="P87"><text:span>d) Sin importancia en el encendido del equipo</text:span><text:span/></text:p>
      <text:p text:style-name="P88"><text:span/><text:span/></text:p>
      <text:p text:style-name="P89"><text:span>¿Cuál es la importancia de instalar la CPU correctamente durante el montaje de un sistema informático?</text:span><text:span/></text:p>
      <text:p text:style-name="P90"><text:span>a) No afecta el rendimiento del equipo</text:span><text:span/></text:p>
      <text:p text:style-name="P91"><text:span text:style-name="T49">b) Asegurar el funcionamiento adecuado y evitar daños a la CPU</text:span><text:span text:style-name="T50"/></text:p>
      <text:p text:style-name="P92"><text:span>c) Omitir la instalación de la CPU para acelerar el montaje</text:span><text:span/></text:p>
      <text:p text:style-name="P93"><text:span>d) Sin importancia en la calidad del montaje</text:span><text:span/></text:p>
      <text:p text:style-name="P94"><text:span/><text:span/></text:p>
      <text:p text:style-name="P95"><text:span>¿Por qué se debe aplicar una capa delgada de pasta térmica al instalar el disipador de calor en la CPU?</text:span><text:span/></text:p>
      <text:p text:style-name="P96"><text:span>a) No es necesario aplicar pasta térmica</text:span><text:span/></text:p>
      <text:p text:style-name="P97"><text:span text:style-name="T51">b) Mejorar la conductividad térmica y evitar el sobrecalentamiento de la CPU</text:span><text:span text:style-name="T52"/></text:p>
      <text:p text:style-name="P98"><text:span>c) Omitir la aplicación de pasta térmica para acelerar el montaje</text:span><text:span/></text:p>
      <text:p text:style-name="P99"><text:span>d) Sin importancia en la refrigeración del sistema</text:span><text:span/></text:p>
      <text:p text:style-name="P100"><text:span/><text:span/></text:p>
      <text:p text:style-name="P101"><text:span>¿Cuál es el siguiente paso después de instalar la CPU y el disipador de calor en la placa base?</text:span><text:span/></text:p>
      <text:p text:style-name="P102"><text:span>a) Conectar la fuente de alimentación</text:span><text:span/></text:p>
      <text:p text:style-name="P103"><text:span text:style-name="T53">b) Instalar la memoria RAM en los slots correspondientes</text:span><text:span text:style-name="T54"/></text:p>
      <text:p text:style-name="P104"><text:span>c) Ignorar la instalación de la memoria RAM</text:span><text:span/></text:p>
      <text:p text:style-name="P105"><text:span>d) Sin importancia en el orden de instalación</text:span><text:span/></text:p>
      <text:p text:style-name="P106"><text:span/><text:span/></text:p>
      <text:p text:style-name="P107"><text:span>¿Por qué es importante seguir las indicaciones del manual de la placa base al instalar la memoria RAM?</text:span><text:span/></text:p>
      <text:p text:style-name="P108"><text:span>a) Para omitir la instalación de la memoria RAM y acelerar el proceso</text:span><text:span/></text:p>
      <text:p text:style-name="P109"><text:span text:style-name="T55">b) Asegurar que la memoria RAM se instale correctamente en los slots designados</text:span><text:span text:style-name="T56"/></text:p>
      <text:p text:style-name="P110"><text:span>c) No afecta el rendimiento del equipo</text:span><text:span/></text:p>
      <text:p text:style-name="P111"><text:span>d) Sin importancia en la calidad del montaje</text:span><text:span/></text:p>
      <text:p text:style-name="P112"><text:span/><text:span/></text:p>
      <text:p text:style-name="P113"><text:span>¿Qué se debe hacer después de conectar la memoria RAM en la placa base durante el montaje?</text:span><text:span/></text:p>
      <text:p text:style-name="P114"><text:span>a) Encender el equipo sin realizar más comprobaciones</text:span><text:span/></text:p>
      <text:p text:style-name="P115"><text:span text:style-name="T57">b) Conectar la tarjeta gráfica</text:span><text:span text:style-name="T58"/></text:p>
      <text:p text:style-name="P116"><text:span>c) Omitir la conexión de la tarjeta gráfica para acelerar el montaje</text:span><text:span/></text:p>
      <text:p text:style-name="P117"><text:span>d) Sin importancia en el proceso de montaje</text:span><text:span/></text:p>
      <text:p text:style-name="P118"><text:span/><text:span/></text:p>
      <text:p text:style-name="P119"><text:span>¿Por qué es esencial verificar la compatibilidad de la tarjeta gráfica con la placa base antes de instalarla?</text:span><text:span/></text:p>
      <text:p text:style-name="P120"><text:span>a) No es necesario comprobar la compatibilidad</text:span><text:span/></text:p>
      <text:p text:style-name="P121"><text:span text:style-name="T59">b) Evitar posibles problemas de conexión y asegurar un rendimiento adecuado</text:span><text:span text:style-name="T60"/></text:p>
      <text:p text:style-name="P122"><text:span>c) Omitir la instalación de la tarjeta gráfica para acelerar el montaje</text:span><text:span/></text:p>
      <text:p text:style-name="P123"><text:span>d) Sin importancia en la calidad del montaje</text:span><text:span/></text:p>
      <text:p text:style-name="P124"><text:span/><text:span/></text:p>
      <text:p text:style-name="P125"><text:span>¿Cuál es el siguiente paso después de instalar la tarjeta gráfica en la placa base?</text:span><text:span/></text:p>
      <text:p text:style-name="P126"><text:span text:style-name="T61">a) Conectar la fuente de alimentación</text:span><text:span text:style-name="T62"/></text:p>
      <text:p text:style-name="P127"><text:span>b) Instalar los discos duros y/o SSD en los puertos SATA</text:span><text:span/></text:p>
      <text:p text:style-name="P128"><text:span>c) Ignorar la instalación de discos duros para acelerar el montaje</text:span><text:span/></text:p>
      <text:p text:style-name="P129"><text:span>d) Sin importancia en el orden de instalación</text:span><text:span/></text:p>
      <text:p text:style-name="P130"><text:span/><text:span/></text:p>
      <text:p text:style-name="P131"><text:span>¿Por qué se debe configurar la secuencia de arranque en la BIOS después de instalar los discos duros o SSD?</text:span><text:span/></text:p>
      <text:p text:style-name="P132"><text:span>a) Para omitir la configuración y acelerar la finalización del montaje</text:span><text:span/></text:p>
      <text:p text:style-name="P133"><text:span text:style-name="T63">b) Asegurar que el sistema operativo se inicie desde el dispositivo correcto</text:span><text:span text:style-name="T64"/></text:p>
      <text:p text:style-name="P134"><text:span>c) No afecta la operatividad del equipo</text:span><text:span/></text:p>
      <text:p text:style-name="P135"><text:span>d) Sin importancia en la calidad del montaje</text:span><text:span/></text:p>
      <text:p text:style-name="P136"><text:span/><text:span/></text:p>
      <text:p text:style-name="P137"><text:span>¿Qué se debe hacer después de configurar la secuencia de arranque en la BIOS?</text:span><text:span/></text:p>
      <text:p text:style-name="P138"><text:span>a) Realizar pruebas de rendimiento sin instalar el sistema operativo</text:span><text:span/></text:p>
      <text:p text:style-name="P139"><text:span text:style-name="T65">b) Instalar el sistema operativo desde un medio de almacenamiento externo</text:span><text:span text:style-name="T66"/></text:p>
      <text:p text:style-name="P140"><text:span>c) Ignorar la instalación del sistema operativo para acelerar el montaje</text:span><text:span/></text:p>
      <text:p text:style-name="P141"><text:span>d) Sin importancia en el proceso de montaje</text:span><text:span/></text:p>
      <text:p text:style-name="P142"><text:span/><text:span/></text:p>
      <text:p text:style-name="P143"><text:span>¿Cuál es la importancia de conectar los cables de alimentación correctamente durante el montaje de un sistema informático?</text:span><text:span/></text:p>
      <text:p text:style-name="P144"><text:span>a) No afecta el rendimiento del equipo</text:span><text:span/></text:p>
      <text:p text:style-name="P145"><text:span text:style-name="T67">b) Evitar posibles problemas de alimentación y asegurar el encendido adecuado</text:span><text:span text:style-name="T68"/></text:p>
      <text:p text:style-name="P146"><text:span>c) Omitir la conexión de cables de alimentación para acelerar el montaje</text:span><text:span/></text:p>
      <text:p text:style-name="P147"><text:span>d) Sin importancia en la calidad del montaje</text:span><text:span/></text:p>
      <text:p text:style-name="P148"><text:span/><text:span/></text:p>
      <text:p text:style-name="P149"><text:span>¿Por qué se debe realizar una prueba de encendido antes de cerrar la carcasa del equipo durante el montaje?</text:span><text:span/></text:p>
      <text:p text:style-name="P150"><text:span>a) Para omitir la prueba y acelerar la finalización del montaje</text:span><text:span/></text:p>
      <text:p text:style-name="P151"><text:span text:style-name="T69">b) Confirmar que todos los componentes funcionan correctamente antes de cerrar el equipo</text:span><text:span text:style-name="T70"/></text:p>
      <text:p text:style-name="P152"><text:span>c) No afecta la operatividad del equipo</text:span><text:span/></text:p>
      <text:p text:style-name="P153"><text:span>d) Sin importancia en la calidad del montaje</text:span><text:span/></text:p>
      <text:p text:style-name="P154"><text:span/><text:span/></text:p>
      <text:p text:style-name="P155"><text:span>¿Cuál es el último paso en el montaje de un sistema informático después de realizar la prueba de encendido?</text:span><text:span/></text:p>
      <text:p text:style-name="P156"><text:span>a) Conectar los periféricos externos</text:span><text:span/></text:p>
      <text:p text:style-name="P157"><text:span text:style-name="T71">b) Cerrar la carcasa del equipo</text:span><text:span text:style-name="T72"/></text:p>
      <text:p text:style-name="P158"><text:span>c) Ignorar la conexión de periféricos externos para acelerar el montaje</text:span><text:span/></text:p>
      <text:p text:style-name="P159"><text:span>d) Sin importancia en el orden de finalización del montaje</text:span><text:span/></text:p>
      <text:p text:style-name="P160"><text:span/><text:span/></text:p>
      <text:p text:style-name="P161"><text:span/><text:span/></text:p>
      <text:p text:style-name="P162"><text:span>¿Cuál es el primer paso al encender un sistema microinformático?</text:span><text:span/></text:p>
      <text:p text:style-name="P163"><text:span>a) Conectar los periféricos externos</text:span><text:span/></text:p>
      <text:p text:style-name="P164"><text:span text:style-name="T73">b) Pulsar el botón de encendido del equipo</text:span><text:span text:style-name="T74"/></text:p>
      <text:p text:style-name="P165"><text:span>c) Omitir la conexión de periféricos externos para acelerar el arranque</text:span><text:span/></text:p>
      <text:p text:style-name="P166"><text:span>d) Sin importancia en el inicio del sistema</text:span><text:span/></text:p>
      <text:p text:style-name="P167"><text:span/><text:span/></text:p>
      <text:p text:style-name="P168"><text:span>¿Por qué es crucial verificar que todos los cables estén correctamente conectados antes de encender el sistema?</text:span><text:span/></text:p>
      <text:p text:style-name="P169"><text:span>a) No es necesario verificar las conexiones</text:span><text:span/></text:p>
      <text:p text:style-name="P170"><text:span text:style-name="T75">b) Evitar posibles problemas de conexión y asegurar un arranque adecuado</text:span><text:span text:style-name="T76"/></text:p>
      <text:p text:style-name="P171"><text:span>c) Omitir la verificación de conexiones para acelerar el arranque</text:span><text:span/></text:p>
      <text:p text:style-name="P172"><text:span>d) Sin importancia en la calidad del arranque del sistema</text:span><text:span/></text:p>
      <text:p text:style-name="P173"><text:span/><text:span/></text:p>
      <text:p text:style-name="P174"><text:span>¿Cuál es la importancia de revisar la configuración de la BIOS antes de que el sistema operativo cargue?</text:span><text:span/></text:p>
      <text:p text:style-name="P175"><text:span>a) Para omitir la configuración y acelerar el arranque del sistema</text:span><text:span/></text:p>
      <text:p text:style-name="P176"><text:span text:style-name="T77">b) Asegurar que la configuración sea la adecuada para el hardware instalado</text:span><text:span text:style-name="T78"/></text:p>
      <text:p text:style-name="P177"><text:span>c) No afecta el rendimiento del sistema</text:span><text:span/></text:p>
      <text:p text:style-name="P178"><text:span>d) Sin importancia en la calidad del arranque</text:span><text:span/></text:p>
      <text:p text:style-name="P179"><text:span/><text:span/></text:p>
      <text:p text:style-name="P180"><text:span>¿Qué se debe hacer después de revisar la configuración de la BIOS antes del arranque del sistema operativo?</text:span><text:span/></text:p>
      <text:p text:style-name="P181"><text:span>a) Conectar los periféricos externos</text:span><text:span/></text:p>
      <text:p text:style-name="P182"><text:span text:style-name="T79">b) Iniciar el sistema operativo desde el disco duro o SSD</text:span><text:span text:style-name="T80"/></text:p>
      <text:p text:style-name="P183"><text:span>c) Ignorar el inicio del sistema operativo para acelerar el arranque</text:span><text:span/></text:p>
      <text:p text:style-name="P184"><text:span>d) Sin importancia en el orden de inicio del sistema</text:span><text:span/></text:p>
      <text:p text:style-name="P185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Lohit Devanagari"/>
      <style:paragraph-properties/>
    </style:style>
    <style:style style:parent-style-name="619" style:display-name="Caption" style:family="paragraph" style:name="623">
      <style:text-properties style:font-family-complex="Lohit Devanagari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Lohit Devanagari"/>
      <style:paragraph-properties/>
    </style:style>
    <style:style style:class="default" style:display-name="Default Paragraph Font" style:family="text" style:name="121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29T16:02:51Z</meta:creation-date>
  </office:meta>
</office:document-meta>
</file>